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105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11 年5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35887" table:style-name="ce13">
            <text:p>235,887</text:p>
          </table:table-cell>
          <table:table-cell office:value-type="float" office:value="116541" table:style-name="ce13">
            <text:p>116,541</text:p>
          </table:table-cell>
          <table:table-cell office:value-type="float" office:value="1877" table:style-name="ce13">
            <text:p>1,877</text:p>
          </table:table-cell>
          <table:table-cell office:value-type="float" office:value="1954" table:style-name="ce13">
            <text:p>1,954</text:p>
          </table:table-cell>
          <table:table-cell office:value-type="float" office:value="167215" table:style-name="ce13">
            <text:p>167,215</text:p>
          </table:table-cell>
          <table:table-cell office:value-type="float" office:value="38355" table:style-name="ce13">
            <text:p>38,355</text:p>
          </table:table-cell>
          <table:table-cell office:value-type="float" office:value="729029" table:style-name="ce13">
            <text:p>729,029</text:p>
          </table:table-cell>
          <table:table-cell office:value-type="float" office:value="400" table:style-name="ce13">
            <text:p>400</text:p>
          </table:table-cell>
          <table:table-cell office:value-type="float" office:value="0.08" table:style-name="ce14">
            <text:p>0.08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1129.25" table:style-name="ce14">
            <text:p>1,129.25</text:p>
          </table:table-cell>
          <table:table-cell office:value-type="float" office:value="0" table:style-name="ce13">
            <text:p>0</text:p>
          </table:table-cell>
          <table:table-cell office:value-type="float" office:value="1879" table:style-name="ce13">
            <text:p>1,87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58692" table:style-name="ce13">
            <text:p>358,692</text:p>
          </table:table-cell>
          <table:table-cell office:value-type="float" office:value="146050" table:style-name="ce13">
            <text:p>146,050</text:p>
          </table:table-cell>
          <table:table-cell office:value-type="float" office:value="2046" table:style-name="ce13">
            <text:p>2,046</text:p>
          </table:table-cell>
          <table:table-cell office:value-type="float" office:value="2162" table:style-name="ce13">
            <text:p>2,162</text:p>
          </table:table-cell>
          <table:table-cell office:value-type="float" office:value="340598" table:style-name="ce13">
            <text:p>340,598</text:p>
          </table:table-cell>
          <table:table-cell office:value-type="float" office:value="76578" table:style-name="ce13">
            <text:p>76,578</text:p>
          </table:table-cell>
          <table:table-cell office:value-type="float" office:value="764375" table:style-name="ce13">
            <text:p>764,375</text:p>
          </table:table-cell>
          <table:table-cell office:value-type="float" office:value="603" table:style-name="ce13">
            <text:p>603</text:p>
          </table:table-cell>
          <table:table-cell office:value-type="float" office:value="0.24" table:style-name="ce14">
            <text:p>0.24</text:p>
          </table:table-cell>
          <table:table-cell office:value-type="float" office:value="0.22" table:style-name="ce14">
            <text:p>0.22</text:p>
          </table:table-cell>
          <table:table-cell office:value-type="float" office:value="944.45" table:style-name="ce14">
            <text:p>944.45</text:p>
          </table:table-cell>
          <table:table-cell office:value-type="float" office:value="2586" table:style-name="ce13">
            <text:p>2,586</text:p>
          </table:table-cell>
          <table:table-cell office:value-type="float" office:value="9768" table:style-name="ce13">
            <text:p>9,76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638728" table:style-name="ce13">
            <text:p>638,728</text:p>
          </table:table-cell>
          <table:table-cell office:value-type="float" office:value="378775" table:style-name="ce13">
            <text:p>378,775</text:p>
          </table:table-cell>
          <table:table-cell office:value-type="float" office:value="7680" table:style-name="ce13">
            <text:p>7,680</text:p>
          </table:table-cell>
          <table:table-cell office:value-type="float" office:value="5422" table:style-name="ce13">
            <text:p>5,422</text:p>
          </table:table-cell>
          <table:table-cell office:value-type="float" office:value="760583" table:style-name="ce13">
            <text:p>760,583</text:p>
          </table:table-cell>
          <table:table-cell office:value-type="float" office:value="416401" table:style-name="ce13">
            <text:p>416,401</text:p>
          </table:table-cell>
          <table:table-cell office:value-type="float" office:value="2964217" table:style-name="ce13">
            <text:p>2,964,217</text:p>
          </table:table-cell>
          <table:table-cell office:value-type="float" office:value="1780" table:style-name="ce13">
            <text:p>1,780</text:p>
          </table:table-cell>
          <table:table-cell office:value-type="float" office:value="0.28999999999999998" table:style-name="ce14">
            <text:p>0.29</text:p>
          </table:table-cell>
          <table:table-cell office:value-type="float" office:value="0.26" table:style-name="ce14">
            <text:p>0.26</text:p>
          </table:table-cell>
          <table:table-cell office:value-type="float" office:value="394.13" table:style-name="ce14">
            <text:p>394.13</text:p>
          </table:table-cell>
          <table:table-cell office:value-type="float" office:value="4589" table:style-name="ce13">
            <text:p>4,589</text:p>
          </table:table-cell>
          <table:table-cell office:value-type="float" office:value="23188" table:style-name="ce13">
            <text:p>23,18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466546" table:style-name="ce13">
            <text:p>1,466,546</text:p>
          </table:table-cell>
          <table:table-cell office:value-type="float" office:value="888283" table:style-name="ce13">
            <text:p>888,283</text:p>
          </table:table-cell>
          <table:table-cell office:value-type="float" office:value="15191" table:style-name="ce13">
            <text:p>15,191</text:p>
          </table:table-cell>
          <table:table-cell office:value-type="float" office:value="7130" table:style-name="ce13">
            <text:p>7,130</text:p>
          </table:table-cell>
          <table:table-cell office:value-type="float" office:value="1496654" table:style-name="ce13">
            <text:p>1,496,654</text:p>
          </table:table-cell>
          <table:table-cell office:value-type="float" office:value="1933550" table:style-name="ce13">
            <text:p>1,933,550</text:p>
          </table:table-cell>
          <table:table-cell office:value-type="float" office:value="5065367" table:style-name="ce13">
            <text:p>5,065,367</text:p>
          </table:table-cell>
          <table:table-cell office:value-type="float" office:value="7285" table:style-name="ce13">
            <text:p>7,285</text:p>
          </table:table-cell>
          <table:table-cell office:value-type="float" office:value="0.11" table:style-name="ce14">
            <text:p>0.11</text:p>
          </table:table-cell>
          <table:table-cell office:value-type="float" office:value="0" table:style-name="ce14">
            <text:p>0.00</text:p>
          </table:table-cell>
          <table:table-cell office:value-type="float" office:value="1085.5" table:style-name="ce14">
            <text:p>1,085.50</text:p>
          </table:table-cell>
          <table:table-cell office:value-type="float" office:value="5533" table:style-name="ce13">
            <text:p>5,533</text:p>
          </table:table-cell>
          <table:table-cell office:value-type="float" office:value="25836" table:style-name="ce13">
            <text:p>25,83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43291" table:style-name="ce13">
            <text:p>1,043,291</text:p>
          </table:table-cell>
          <table:table-cell office:value-type="float" office:value="794196" table:style-name="ce13">
            <text:p>794,196</text:p>
          </table:table-cell>
          <table:table-cell office:value-type="float" office:value="18393" table:style-name="ce13">
            <text:p>18,393</text:p>
          </table:table-cell>
          <table:table-cell office:value-type="float" office:value="8001" table:style-name="ce13">
            <text:p>8,001</text:p>
          </table:table-cell>
          <table:table-cell office:value-type="float" office:value="958486" table:style-name="ce13">
            <text:p>958,486</text:p>
          </table:table-cell>
          <table:table-cell office:value-type="float" office:value="3212497" table:style-name="ce13">
            <text:p>3,212,497</text:p>
          </table:table-cell>
          <table:table-cell office:value-type="float" office:value="3938931" table:style-name="ce13">
            <text:p>3,938,931</text:p>
          </table:table-cell>
          <table:table-cell office:value-type="float" office:value="1216" table:style-name="ce13">
            <text:p>1,216</text:p>
          </table:table-cell>
          <table:table-cell office:value-type="float" office:value="0.15" table:style-name="ce14">
            <text:p>0.15</text:p>
          </table:table-cell>
          <table:table-cell office:value-type="float" office:value="0.01" table:style-name="ce14">
            <text:p>0.01</text:p>
          </table:table-cell>
          <table:table-cell office:value-type="float" office:value="414.21" table:style-name="ce14">
            <text:p>414.21</text:p>
          </table:table-cell>
          <table:table-cell office:value-type="float" office:value="0" table:style-name="ce13">
            <text:p>0</text:p>
          </table:table-cell>
          <table:table-cell office:value-type="float" office:value="8265" table:style-name="ce13">
            <text:p>8,26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73875" table:style-name="ce13">
            <text:p>573,875</text:p>
          </table:table-cell>
          <table:table-cell office:value-type="float" office:value="260453" table:style-name="ce13">
            <text:p>260,453</text:p>
          </table:table-cell>
          <table:table-cell office:value-type="float" office:value="6629" table:style-name="ce13">
            <text:p>6,629</text:p>
          </table:table-cell>
          <table:table-cell office:value-type="float" office:value="3083" table:style-name="ce13">
            <text:p>3,083</text:p>
          </table:table-cell>
          <table:table-cell office:value-type="float" office:value="308262" table:style-name="ce13">
            <text:p>308,262</text:p>
          </table:table-cell>
          <table:table-cell office:value-type="float" office:value="366219" table:style-name="ce13">
            <text:p>366,219</text:p>
          </table:table-cell>
          <table:table-cell office:value-type="float" office:value="1696230" table:style-name="ce13">
            <text:p>1,696,230</text:p>
          </table:table-cell>
          <table:table-cell office:value-type="float" office:value="819" table:style-name="ce13">
            <text:p>819</text:p>
          </table:table-cell>
          <table:table-cell office:value-type="float" office:value="0.21" table:style-name="ce14">
            <text:p>0.21</text:p>
          </table:table-cell>
          <table:table-cell office:value-type="float" office:value="0" table:style-name="ce14">
            <text:p>0.00</text:p>
          </table:table-cell>
          <table:table-cell office:value-type="float" office:value="639.29999999999995" table:style-name="ce14">
            <text:p>639.30</text:p>
          </table:table-cell>
          <table:table-cell office:value-type="float" office:value="1186" table:style-name="ce13">
            <text:p>1,186</text:p>
          </table:table-cell>
          <table:table-cell office:value-type="float" office:value="6104" table:style-name="ce13">
            <text:p>6,10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52104" table:style-name="ce13">
            <text:p>452,104</text:p>
          </table:table-cell>
          <table:table-cell office:value-type="float" office:value="183126" table:style-name="ce13">
            <text:p>183,126</text:p>
          </table:table-cell>
          <table:table-cell office:value-type="float" office:value="2369" table:style-name="ce13">
            <text:p>2,369</text:p>
          </table:table-cell>
          <table:table-cell office:value-type="float" office:value="1802" table:style-name="ce13">
            <text:p>1,802</text:p>
          </table:table-cell>
          <table:table-cell office:value-type="float" office:value="554112" table:style-name="ce13">
            <text:p>554,112</text:p>
          </table:table-cell>
          <table:table-cell office:value-type="float" office:value="1010774" table:style-name="ce13">
            <text:p>1,010,774</text:p>
          </table:table-cell>
          <table:table-cell office:value-type="float" office:value="1157109" table:style-name="ce13">
            <text:p>1,157,109</text:p>
          </table:table-cell>
          <table:table-cell office:value-type="float" office:value="5604" table:style-name="ce13">
            <text:p>5,604</text:p>
          </table:table-cell>
          <table:table-cell office:value-type="float" office:value="0.24" table:style-name="ce14">
            <text:p>0.24</text:p>
          </table:table-cell>
          <table:table-cell office:value-type="float" office:value="0.15" table:style-name="ce14">
            <text:p>0.15</text:p>
          </table:table-cell>
          <table:table-cell office:value-type="float" office:value="1449.6" table:style-name="ce14">
            <text:p>1,449.60</text:p>
          </table:table-cell>
          <table:table-cell office:value-type="float" office:value="2665" table:style-name="ce13">
            <text:p>2,665</text:p>
          </table:table-cell>
          <table:table-cell office:value-type="float" office:value="12000" table:style-name="ce13">
            <text:p>12,00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4484730" table:style-name="ce13">
            <text:p>4,484,730</text:p>
          </table:table-cell>
          <table:table-cell office:value-type="float" office:value="3031911" table:style-name="ce13">
            <text:p>3,031,911</text:p>
          </table:table-cell>
          <table:table-cell office:value-type="float" office:value="57811" table:style-name="ce13">
            <text:p>57,811</text:p>
          </table:table-cell>
          <table:table-cell office:value-type="float" office:value="16243" table:style-name="ce13">
            <text:p>16,243</text:p>
          </table:table-cell>
          <table:table-cell office:value-type="float" office:value="5740838" table:style-name="ce13">
            <text:p>5,740,838</text:p>
          </table:table-cell>
          <table:table-cell office:value-type="float" office:value="23780971" table:style-name="ce13">
            <text:p>23,780,971</text:p>
          </table:table-cell>
          <table:table-cell office:value-type="float" office:value="28477291" table:style-name="ce13">
            <text:p>28,477,291</text:p>
          </table:table-cell>
          <table:table-cell office:value-type="float" office:value="80882" table:style-name="ce13">
            <text:p>80,882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1303.1400000000001" table:style-name="ce14">
            <text:p>1,303.14</text:p>
          </table:table-cell>
          <table:table-cell office:value-type="float" office:value="19720" table:style-name="ce13">
            <text:p>19,720</text:p>
          </table:table-cell>
          <table:table-cell office:value-type="float" office:value="79363" table:style-name="ce13">
            <text:p>79,36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750916" table:style-name="ce13">
            <text:p>7,750,916</text:p>
          </table:table-cell>
          <table:table-cell office:value-type="float" office:value="5473447" table:style-name="ce13">
            <text:p>5,473,447</text:p>
          </table:table-cell>
          <table:table-cell office:value-type="float" office:value="58691" table:style-name="ce13">
            <text:p>58,691</text:p>
          </table:table-cell>
          <table:table-cell office:value-type="float" office:value="31348" table:style-name="ce13">
            <text:p>31,348</text:p>
          </table:table-cell>
          <table:table-cell office:value-type="float" office:value="17301674" table:style-name="ce13">
            <text:p>17,301,674</text:p>
          </table:table-cell>
          <table:table-cell office:value-type="float" office:value="16437408" table:style-name="ce13">
            <text:p>16,437,408</text:p>
          </table:table-cell>
          <table:table-cell office:value-type="float" office:value="43961122" table:style-name="ce13">
            <text:p>43,961,122</text:p>
          </table:table-cell>
          <table:table-cell office:value-type="float" office:value="207256" table:style-name="ce13">
            <text:p>207,256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1462.29" table:style-name="ce14">
            <text:p>1,462.29</text:p>
          </table:table-cell>
          <table:table-cell office:value-type="float" office:value="25477" table:style-name="ce13">
            <text:p>25,477</text:p>
          </table:table-cell>
          <table:table-cell office:value-type="float" office:value="125082" table:style-name="ce13">
            <text:p>125,08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5544" table:style-name="ce13">
            <text:p>15,544</text:p>
          </table:table-cell>
          <table:table-cell office:value-type="float" office:value="5072" table:style-name="ce13">
            <text:p>5,072</text:p>
          </table:table-cell>
          <table:table-cell office:value-type="float" office:value="13" table:style-name="ce13">
            <text:p>13</text:p>
          </table:table-cell>
          <table:table-cell office:value-type="float" office:value="50" table:style-name="ce13">
            <text:p>50</text:p>
          </table:table-cell>
          <table:table-cell office:value-type="float" office:value="15255" table:style-name="ce13">
            <text:p>15,255</text:p>
          </table:table-cell>
          <table:table-cell office:value-type="float" office:value="422" table:style-name="ce13">
            <text:p>422</text:p>
          </table:table-cell>
          <table:table-cell office:value-type="float" office:value="176085" table:style-name="ce13">
            <text:p>176,085</text:p>
          </table:table-cell>
          <table:table-cell office:value-type="float" office:value="55" table:style-name="ce13">
            <text:p>55</text:p>
          </table:table-cell>
          <table:table-cell office:value-type="float" office:value="0.37" table:style-name="ce14">
            <text:p>0.37</text:p>
          </table:table-cell>
          <table:table-cell office:value-type="float" office:value="0.22" table:style-name="ce14">
            <text:p>0.22</text:p>
          </table:table-cell>
          <table:table-cell office:value-type="float" office:value="291.51" table:style-name="ce14">
            <text:p>291.51</text:p>
          </table:table-cell>
          <table:table-cell office:value-type="float" office:value="0" table:style-name="ce13">
            <text:p>0</text:p>
          </table:table-cell>
          <table:table-cell office:value-type="float" office:value="28" table:style-name="ce13">
            <text:p>2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1071142" table:style-name="ce13">
            <text:p>1,071,142</text:p>
          </table:table-cell>
          <table:table-cell office:value-type="float" office:value="628103" table:style-name="ce13">
            <text:p>628,103</text:p>
          </table:table-cell>
          <table:table-cell office:value-type="float" office:value="7137" table:style-name="ce13">
            <text:p>7,137</text:p>
          </table:table-cell>
          <table:table-cell office:value-type="float" office:value="3261" table:style-name="ce13">
            <text:p>3,261</text:p>
          </table:table-cell>
          <table:table-cell office:value-type="float" office:value="1733033" table:style-name="ce13">
            <text:p>1,733,033</text:p>
          </table:table-cell>
          <table:table-cell office:value-type="float" office:value="3174904" table:style-name="ce13">
            <text:p>3,174,904</text:p>
          </table:table-cell>
          <table:table-cell office:value-type="float" office:value="3564207" table:style-name="ce13">
            <text:p>3,564,207</text:p>
          </table:table-cell>
          <table:table-cell office:value-type="float" office:value="10151" table:style-name="ce13">
            <text:p>10,151</text:p>
          </table:table-cell>
          <table:table-cell office:value-type="float" office:value="0.28999999999999998" table:style-name="ce14">
            <text:p>0.29</text:p>
          </table:table-cell>
          <table:table-cell office:value-type="float" office:value="0.01" table:style-name="ce14">
            <text:p>0.01</text:p>
          </table:table-cell>
          <table:table-cell office:value-type="float" office:value="612.80999999999995" table:style-name="ce14">
            <text:p>612.81</text:p>
          </table:table-cell>
          <table:table-cell office:value-type="float" office:value="11005" table:style-name="ce13">
            <text:p>11,005</text:p>
          </table:table-cell>
          <table:table-cell office:value-type="float" office:value="33006" table:style-name="ce13">
            <text:p>33,00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793417" table:style-name="ce13">
            <text:p>2,793,417</text:p>
          </table:table-cell>
          <table:table-cell office:value-type="float" office:value="2070361" table:style-name="ce13">
            <text:p>2,070,361</text:p>
          </table:table-cell>
          <table:table-cell office:value-type="float" office:value="16421" table:style-name="ce13">
            <text:p>16,421</text:p>
          </table:table-cell>
          <table:table-cell office:value-type="float" office:value="25298" table:style-name="ce13">
            <text:p>25,298</text:p>
          </table:table-cell>
          <table:table-cell office:value-type="float" office:value="9583263" table:style-name="ce13">
            <text:p>9,583,263</text:p>
          </table:table-cell>
          <table:table-cell office:value-type="float" office:value="10089237" table:style-name="ce13">
            <text:p>10,089,237</text:p>
          </table:table-cell>
          <table:table-cell office:value-type="float" office:value="16205490" table:style-name="ce13">
            <text:p>16,205,490</text:p>
          </table:table-cell>
          <table:table-cell office:value-type="float" office:value="116071" table:style-name="ce13">
            <text:p>116,071</text:p>
          </table:table-cell>
          <table:table-cell office:value-type="float" office:value="0.42" table:style-name="ce14">
            <text:p>0.42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557.41" table:style-name="ce14">
            <text:p>557.41</text:p>
          </table:table-cell>
          <table:table-cell office:value-type="float" office:value="28701" table:style-name="ce13">
            <text:p>28,701</text:p>
          </table:table-cell>
          <table:table-cell office:value-type="float" office:value="167009" table:style-name="ce13">
            <text:p>167,00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192636" table:style-name="ce13">
            <text:p>192,636</text:p>
          </table:table-cell>
          <table:table-cell office:value-type="float" office:value="100634" table:style-name="ce13">
            <text:p>100,634</text:p>
          </table:table-cell>
          <table:table-cell office:value-type="float" office:value="490" table:style-name="ce13">
            <text:p>490</text:p>
          </table:table-cell>
          <table:table-cell office:value-type="float" office:value="710" table:style-name="ce13">
            <text:p>710</text:p>
          </table:table-cell>
          <table:table-cell office:value-type="float" office:value="289564" table:style-name="ce13">
            <text:p>289,564</text:p>
          </table:table-cell>
          <table:table-cell office:value-type="float" office:value="58905" table:style-name="ce13">
            <text:p>58,905</text:p>
          </table:table-cell>
          <table:table-cell office:value-type="float" office:value="737989" table:style-name="ce13">
            <text:p>737,989</text:p>
          </table:table-cell>
          <table:table-cell office:value-type="float" office:value="1893" table:style-name="ce13">
            <text:p>1,893</text:p>
          </table:table-cell>
          <table:table-cell office:value-type="float" office:value="0.06" table:style-name="ce14">
            <text:p>0.06</text:p>
          </table:table-cell>
          <table:table-cell office:value-type="float" office:value="0.01" table:style-name="ce14">
            <text:p>0.01</text:p>
          </table:table-cell>
          <table:table-cell office:value-type="float" office:value="352.95" table:style-name="ce14">
            <text:p>352.95</text:p>
          </table:table-cell>
          <table:table-cell office:value-type="float" office:value="2064" table:style-name="ce13">
            <text:p>2,064</text:p>
          </table:table-cell>
          <table:table-cell office:value-type="float" office:value="5198" table:style-name="ce13">
            <text:p>5,19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358132" table:style-name="ce13">
            <text:p>358,132</text:p>
          </table:table-cell>
          <table:table-cell office:value-type="float" office:value="233620" table:style-name="ce13">
            <text:p>233,620</text:p>
          </table:table-cell>
          <table:table-cell office:value-type="float" office:value="786" table:style-name="ce13">
            <text:p>786</text:p>
          </table:table-cell>
          <table:table-cell office:value-type="float" office:value="5019" table:style-name="ce13">
            <text:p>5,019</text:p>
          </table:table-cell>
          <table:table-cell office:value-type="float" office:value="961666" table:style-name="ce13">
            <text:p>961,666</text:p>
          </table:table-cell>
          <table:table-cell office:value-type="float" office:value="391537" table:style-name="ce13">
            <text:p>391,537</text:p>
          </table:table-cell>
          <table:table-cell office:value-type="float" office:value="1736889" table:style-name="ce13">
            <text:p>1,736,889</text:p>
          </table:table-cell>
          <table:table-cell office:value-type="float" office:value="5134" table:style-name="ce13">
            <text:p>5,134</text:p>
          </table:table-cell>
          <table:table-cell office:value-type="float" office:value="0.19" table:style-name="ce14">
            <text:p>0.19</text:p>
          </table:table-cell>
          <table:table-cell office:value-type="float" office:value="0" table:style-name="ce14">
            <text:p>0.00</text:p>
          </table:table-cell>
          <table:table-cell office:value-type="float" office:value="960.29" table:style-name="ce14">
            <text:p>960.29</text:p>
          </table:table-cell>
          <table:table-cell office:value-type="float" office:value="3710" table:style-name="ce13">
            <text:p>3,710</text:p>
          </table:table-cell>
          <table:table-cell office:value-type="float" office:value="18910" table:style-name="ce13">
            <text:p>18,91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63855" table:style-name="ce13">
            <text:p>163,855</text:p>
          </table:table-cell>
          <table:table-cell office:value-type="float" office:value="78910" table:style-name="ce13">
            <text:p>78,910</text:p>
          </table:table-cell>
          <table:table-cell office:value-type="float" office:value="1546" table:style-name="ce13">
            <text:p>1,546</text:p>
          </table:table-cell>
          <table:table-cell office:value-type="float" office:value="983" table:style-name="ce13">
            <text:p>983</text:p>
          </table:table-cell>
          <table:table-cell office:value-type="float" office:value="200829" table:style-name="ce13">
            <text:p>200,829</text:p>
          </table:table-cell>
          <table:table-cell office:value-type="float" office:value="51177" table:style-name="ce13">
            <text:p>51,177</text:p>
          </table:table-cell>
          <table:table-cell office:value-type="float" office:value="510502" table:style-name="ce13">
            <text:p>510,502</text:p>
          </table:table-cell>
          <table:table-cell office:value-type="float" office:value="210" table:style-name="ce13">
            <text:p>210</text:p>
          </table:table-cell>
          <table:table-cell office:value-type="float" office:value="0.28999999999999998" table:style-name="ce14">
            <text:p>0.29</text:p>
          </table:table-cell>
          <table:table-cell office:value-type="float" office:value="0.01" table:style-name="ce14">
            <text:p>0.01</text:p>
          </table:table-cell>
          <table:table-cell office:value-type="float" office:value="1787.74" table:style-name="ce14">
            <text:p>1,787.74</text:p>
          </table:table-cell>
          <table:table-cell office:value-type="float" office:value="1031" table:style-name="ce13">
            <text:p>1,031</text:p>
          </table:table-cell>
          <table:table-cell office:value-type="float" office:value="6604" table:style-name="ce13">
            <text:p>6,60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38902" table:style-name="ce13">
            <text:p>638,902</text:p>
          </table:table-cell>
          <table:table-cell office:value-type="float" office:value="430369" table:style-name="ce13">
            <text:p>430,369</text:p>
          </table:table-cell>
          <table:table-cell office:value-type="float" office:value="6693" table:style-name="ce13">
            <text:p>6,693</text:p>
          </table:table-cell>
          <table:table-cell office:value-type="float" office:value="5671" table:style-name="ce13">
            <text:p>5,671</text:p>
          </table:table-cell>
          <table:table-cell office:value-type="float" office:value="1746569" table:style-name="ce13">
            <text:p>1,746,569</text:p>
          </table:table-cell>
          <table:table-cell office:value-type="float" office:value="1281932" table:style-name="ce13">
            <text:p>1,281,932</text:p>
          </table:table-cell>
          <table:table-cell office:value-type="float" office:value="4763921" table:style-name="ce13">
            <text:p>4,763,921</text:p>
          </table:table-cell>
          <table:table-cell office:value-type="float" office:value="23201" table:style-name="ce13">
            <text:p>23,201</text:p>
          </table:table-cell>
          <table:table-cell office:value-type="float" office:value="0.18" table:style-name="ce14">
            <text:p>0.18</text:p>
          </table:table-cell>
          <table:table-cell office:value-type="float" office:value="0" table:style-name="ce14">
            <text:p>0.00</text:p>
          </table:table-cell>
          <table:table-cell office:value-type="float" office:value="1913.65" table:style-name="ce14">
            <text:p>1,913.65</text:p>
          </table:table-cell>
          <table:table-cell office:value-type="float" office:value="2421" table:style-name="ce13">
            <text:p>2,421</text:p>
          </table:table-cell>
          <table:table-cell office:value-type="float" office:value="17847" table:style-name="ce13">
            <text:p>17,84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061" table:style-name="ce13">
            <text:p>9,061</text:p>
          </table:table-cell>
          <table:table-cell office:value-type="float" office:value="4859" table:style-name="ce13">
            <text:p>4,859</text:p>
          </table:table-cell>
          <table:table-cell office:value-type="float" office:value="9" table:style-name="ce13">
            <text:p>9</text:p>
          </table:table-cell>
          <table:table-cell office:value-type="float" office:value="5" table:style-name="ce13">
            <text:p>5</text:p>
          </table:table-cell>
          <table:table-cell office:value-type="float" office:value="8148" table:style-name="ce13">
            <text:p>8,148</text:p>
          </table:table-cell>
          <table:table-cell office:value-type="float" office:value="2032" table:style-name="ce13">
            <text:p>2,032</text:p>
          </table:table-cell>
          <table:table-cell office:value-type="float" office:value="32825" table:style-name="ce13">
            <text:p>32,825</text:p>
          </table:table-cell>
          <table:table-cell office:value-type="float" office:value="0" table:style-name="ce13">
            <text:p>0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602.61" table:style-name="ce14">
            <text:p>602.61</text:p>
          </table:table-cell>
          <table:table-cell office:value-type="float" office:value="21" table:style-name="ce13">
            <text:p>21</text:p>
          </table:table-cell>
          <table:table-cell office:value-type="float" office:value="23" table:style-name="ce13">
            <text:p>2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1035074" table:style-name="ce13">
            <text:p>1,035,074</text:p>
          </table:table-cell>
          <table:table-cell office:value-type="float" office:value="620713" table:style-name="ce13">
            <text:p>620,713</text:p>
          </table:table-cell>
          <table:table-cell office:value-type="float" office:value="20295" table:style-name="ce13">
            <text:p>20,295</text:p>
          </table:table-cell>
          <table:table-cell office:value-type="float" office:value="5632" table:style-name="ce13">
            <text:p>5,632</text:p>
          </table:table-cell>
          <table:table-cell office:value-type="float" office:value="1497019" table:style-name="ce13">
            <text:p>1,497,019</text:p>
          </table:table-cell>
          <table:table-cell office:value-type="float" office:value="1923307" table:style-name="ce13">
            <text:p>1,923,307</text:p>
          </table:table-cell>
          <table:table-cell office:value-type="float" office:value="4181417" table:style-name="ce13">
            <text:p>4,181,417</text:p>
          </table:table-cell>
          <table:table-cell office:value-type="float" office:value="6807" table:style-name="ce13">
            <text:p>6,807</text:p>
          </table:table-cell>
          <table:table-cell office:value-type="float" office:value="0.2" table:style-name="ce14">
            <text:p>0.20</text:p>
          </table:table-cell>
          <table:table-cell office:value-type="float" office:value="0.01" table:style-name="ce14">
            <text:p>0.01</text:p>
          </table:table-cell>
          <table:table-cell office:value-type="float" office:value="263.11" table:style-name="ce14">
            <text:p>263.11</text:p>
          </table:table-cell>
          <table:table-cell office:value-type="float" office:value="0" table:style-name="ce13">
            <text:p>0</text:p>
          </table:table-cell>
          <table:table-cell office:value-type="float" office:value="17536" table:style-name="ce13">
            <text:p>17,53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1912" table:style-name="ce13">
            <text:p>111,912</text:p>
          </table:table-cell>
          <table:table-cell office:value-type="float" office:value="55114" table:style-name="ce13">
            <text:p>55,114</text:p>
          </table:table-cell>
          <table:table-cell office:value-type="float" office:value="1108" table:style-name="ce13">
            <text:p>1,108</text:p>
          </table:table-cell>
          <table:table-cell office:value-type="float" office:value="825" table:style-name="ce13">
            <text:p>825</text:p>
          </table:table-cell>
          <table:table-cell office:value-type="float" office:value="166950" table:style-name="ce13">
            <text:p>166,950</text:p>
          </table:table-cell>
          <table:table-cell office:value-type="float" office:value="80743" table:style-name="ce13">
            <text:p>80,743</text:p>
          </table:table-cell>
          <table:table-cell office:value-type="float" office:value="330302" table:style-name="ce13">
            <text:p>330,302</text:p>
          </table:table-cell>
          <table:table-cell office:value-type="float" office:value="180" table:style-name="ce13">
            <text:p>180</text:p>
          </table:table-cell>
          <table:table-cell office:value-type="float" office:value="0.59" table:style-name="ce14">
            <text:p>0.59</text:p>
          </table:table-cell>
          <table:table-cell office:value-type="float" office:value="0.08" table:style-name="ce14">
            <text:p>0.08</text:p>
          </table:table-cell>
          <table:table-cell office:value-type="float" office:value="459.79" table:style-name="ce14">
            <text:p>459.79</text:p>
          </table:table-cell>
          <table:table-cell office:value-type="float" office:value="0" table:style-name="ce13">
            <text:p>0</text:p>
          </table:table-cell>
          <table:table-cell office:value-type="float" office:value="2729" table:style-name="ce13">
            <text:p>2,72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7716" table:style-name="ce13">
            <text:p>17,716</text:p>
          </table:table-cell>
          <table:table-cell office:value-type="float" office:value="11658" table:style-name="ce13">
            <text:p>11,658</text:p>
          </table:table-cell>
          <table:table-cell office:value-type="float" office:value="301" table:style-name="ce13">
            <text:p>301</text:p>
          </table:table-cell>
          <table:table-cell office:value-type="float" office:value="55" table:style-name="ce13">
            <text:p>55</text:p>
          </table:table-cell>
          <table:table-cell office:value-type="float" office:value="18088" table:style-name="ce13">
            <text:p>18,088</text:p>
          </table:table-cell>
          <table:table-cell office:value-type="float" office:value="13163" table:style-name="ce13">
            <text:p>13,163</text:p>
          </table:table-cell>
          <table:table-cell office:value-type="float" office:value="92709" table:style-name="ce13">
            <text:p>92,709</text:p>
          </table:table-cell>
          <table:table-cell office:value-type="float" office:value="20" table:style-name="ce13">
            <text:p>20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2692.5" table:style-name="ce14">
            <text:p>2,692.50</text:p>
          </table:table-cell>
          <table:table-cell office:value-type="float" office:value="109" table:style-name="ce13">
            <text:p>109</text:p>
          </table:table-cell>
          <table:table-cell office:value-type="float" office:value="195" table:style-name="ce13">
            <text:p>19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308459" table:style-name="ce13">
            <text:p>2,308,459</text:p>
          </table:table-cell>
          <table:table-cell office:value-type="float" office:value="1337769" table:style-name="ce13">
            <text:p>1,337,769</text:p>
          </table:table-cell>
          <table:table-cell office:value-type="float" office:value="20600" table:style-name="ce13">
            <text:p>20,600</text:p>
          </table:table-cell>
          <table:table-cell office:value-type="float" office:value="15239" table:style-name="ce13">
            <text:p>15,239</text:p>
          </table:table-cell>
          <table:table-cell office:value-type="float" office:value="5282154" table:style-name="ce13">
            <text:p>5,282,154</text:p>
          </table:table-cell>
          <table:table-cell office:value-type="float" office:value="4338133" table:style-name="ce13">
            <text:p>4,338,133</text:p>
          </table:table-cell>
          <table:table-cell office:value-type="float" office:value="8332118" table:style-name="ce13">
            <text:p>8,332,118</text:p>
          </table:table-cell>
          <table:table-cell office:value-type="float" office:value="47629" table:style-name="ce13">
            <text:p>47,629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182.22" table:style-name="ce14">
            <text:p>182.22</text:p>
          </table:table-cell>
          <table:table-cell office:value-type="float" office:value="10991" table:style-name="ce13">
            <text:p>10,991</text:p>
          </table:table-cell>
          <table:table-cell office:value-type="float" office:value="56519" table:style-name="ce13">
            <text:p>56,51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565813" table:style-name="ce13">
            <text:p>1,565,813</text:p>
          </table:table-cell>
          <table:table-cell office:value-type="float" office:value="995762" table:style-name="ce13">
            <text:p>995,762</text:p>
          </table:table-cell>
          <table:table-cell office:value-type="float" office:value="8752" table:style-name="ce13">
            <text:p>8,752</text:p>
          </table:table-cell>
          <table:table-cell office:value-type="float" office:value="9787" table:style-name="ce13">
            <text:p>9,787</text:p>
          </table:table-cell>
          <table:table-cell office:value-type="float" office:value="3654304" table:style-name="ce13">
            <text:p>3,654,304</text:p>
          </table:table-cell>
          <table:table-cell office:value-type="float" office:value="4382049" table:style-name="ce13">
            <text:p>4,382,049</text:p>
          </table:table-cell>
          <table:table-cell office:value-type="float" office:value="3797360" table:style-name="ce13">
            <text:p>3,797,360</text:p>
          </table:table-cell>
          <table:table-cell office:value-type="float" office:value="95249" table:style-name="ce13">
            <text:p>95,249</text:p>
          </table:table-cell>
          <table:table-cell office:value-type="float" office:value="0.31" table:style-name="ce14">
            <text:p>0.31</text:p>
          </table:table-cell>
          <table:table-cell office:value-type="float" office:value="0.09" table:style-name="ce14">
            <text:p>0.09</text:p>
          </table:table-cell>
          <table:table-cell office:value-type="float" office:value="105.24" table:style-name="ce14">
            <text:p>105.24</text:p>
          </table:table-cell>
          <table:table-cell office:value-type="float" office:value="9876" table:style-name="ce13">
            <text:p>9,876</text:p>
          </table:table-cell>
          <table:table-cell office:value-type="float" office:value="49010" table:style-name="ce13">
            <text:p>49,01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77828" table:style-name="ce13">
            <text:p>1,177,828</text:p>
          </table:table-cell>
          <table:table-cell office:value-type="float" office:value="556703" table:style-name="ce13">
            <text:p>556,703</text:p>
          </table:table-cell>
          <table:table-cell office:value-type="float" office:value="4638" table:style-name="ce13">
            <text:p>4,638</text:p>
          </table:table-cell>
          <table:table-cell office:value-type="float" office:value="5388" table:style-name="ce13">
            <text:p>5,388</text:p>
          </table:table-cell>
          <table:table-cell office:value-type="float" office:value="1169599" table:style-name="ce13">
            <text:p>1,169,599</text:p>
          </table:table-cell>
          <table:table-cell office:value-type="float" office:value="2764129" table:style-name="ce13">
            <text:p>2,764,129</text:p>
          </table:table-cell>
          <table:table-cell office:value-type="float" office:value="3784973" table:style-name="ce13">
            <text:p>3,784,973</text:p>
          </table:table-cell>
          <table:table-cell office:value-type="float" office:value="17454" table:style-name="ce13">
            <text:p>17,454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814.09" table:style-name="ce14">
            <text:p>814.09</text:p>
          </table:table-cell>
          <table:table-cell office:value-type="float" office:value="3469" table:style-name="ce13">
            <text:p>3,469</text:p>
          </table:table-cell>
          <table:table-cell office:value-type="float" office:value="16811" table:style-name="ce13">
            <text:p>16,81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234657" table:style-name="ce13">
            <text:p>2,234,657</text:p>
          </table:table-cell>
          <table:table-cell office:value-type="float" office:value="1201339" table:style-name="ce13">
            <text:p>1,201,339</text:p>
          </table:table-cell>
          <table:table-cell office:value-type="float" office:value="12594" table:style-name="ce13">
            <text:p>12,594</text:p>
          </table:table-cell>
          <table:table-cell office:value-type="float" office:value="6102" table:style-name="ce13">
            <text:p>6,102</text:p>
          </table:table-cell>
          <table:table-cell office:value-type="float" office:value="3863241" table:style-name="ce13">
            <text:p>3,863,241</text:p>
          </table:table-cell>
          <table:table-cell office:value-type="float" office:value="4995419" table:style-name="ce13">
            <text:p>4,995,419</text:p>
          </table:table-cell>
          <table:table-cell office:value-type="float" office:value="9728071" table:style-name="ce13">
            <text:p>9,728,071</text:p>
          </table:table-cell>
          <table:table-cell office:value-type="float" office:value="77366" table:style-name="ce13">
            <text:p>77,366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921.64" table:style-name="ce14">
            <text:p>921.64</text:p>
          </table:table-cell>
          <table:table-cell office:value-type="float" office:value="13104" table:style-name="ce13">
            <text:p>13,104</text:p>
          </table:table-cell>
          <table:table-cell office:value-type="float" office:value="52771" table:style-name="ce13">
            <text:p>52,77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704455" table:style-name="ce13">
            <text:p>6,704,455</text:p>
          </table:table-cell>
          <table:table-cell office:value-type="float" office:value="4522803" table:style-name="ce13">
            <text:p>4,522,803</text:p>
          </table:table-cell>
          <table:table-cell office:value-type="float" office:value="44190" table:style-name="ce13">
            <text:p>44,190</text:p>
          </table:table-cell>
          <table:table-cell office:value-type="float" office:value="20707" table:style-name="ce13">
            <text:p>20,707</text:p>
          </table:table-cell>
          <table:table-cell office:value-type="float" office:value="12238096" table:style-name="ce13">
            <text:p>12,238,096</text:p>
          </table:table-cell>
          <table:table-cell office:value-type="float" office:value="16204873" table:style-name="ce13">
            <text:p>16,204,873</text:p>
          </table:table-cell>
          <table:table-cell office:value-type="float" office:value="35221705" table:style-name="ce13">
            <text:p>35,221,705</text:p>
          </table:table-cell>
          <table:table-cell office:value-type="float" office:value="250171" table:style-name="ce13">
            <text:p>250,171</text:p>
          </table:table-cell>
          <table:table-cell office:value-type="float" office:value="0.18" table:style-name="ce14">
            <text:p>0.18</text:p>
          </table:table-cell>
          <table:table-cell office:value-type="float" office:value="0.01" table:style-name="ce14">
            <text:p>0.01</text:p>
          </table:table-cell>
          <table:table-cell office:value-type="float" office:value="551.76" table:style-name="ce14">
            <text:p>551.76</text:p>
          </table:table-cell>
          <table:table-cell office:value-type="float" office:value="48542" table:style-name="ce13">
            <text:p>48,542</text:p>
          </table:table-cell>
          <table:table-cell office:value-type="float" office:value="164281" table:style-name="ce13">
            <text:p>164,28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79846" table:style-name="ce13">
            <text:p>379,846</text:p>
          </table:table-cell>
          <table:table-cell office:value-type="float" office:value="191704" table:style-name="ce13">
            <text:p>191,704</text:p>
          </table:table-cell>
          <table:table-cell office:value-type="float" office:value="2602" table:style-name="ce13">
            <text:p>2,602</text:p>
          </table:table-cell>
          <table:table-cell office:value-type="float" office:value="2621" table:style-name="ce13">
            <text:p>2,621</text:p>
          </table:table-cell>
          <table:table-cell office:value-type="float" office:value="1129461" table:style-name="ce13">
            <text:p>1,129,461</text:p>
          </table:table-cell>
          <table:table-cell office:value-type="float" office:value="888251" table:style-name="ce13">
            <text:p>888,251</text:p>
          </table:table-cell>
          <table:table-cell office:value-type="float" office:value="945322" table:style-name="ce13">
            <text:p>945,322</text:p>
          </table:table-cell>
          <table:table-cell office:value-type="float" office:value="5016" table:style-name="ce13">
            <text:p>5,016</text:p>
          </table:table-cell>
          <table:table-cell office:value-type="float" office:value="0.88" table:style-name="ce14">
            <text:p>0.88</text:p>
          </table:table-cell>
          <table:table-cell office:value-type="float" office:value="0.44" table:style-name="ce14">
            <text:p>0.44</text:p>
          </table:table-cell>
          <table:table-cell office:value-type="float" office:value="152.1" table:style-name="ce14">
            <text:p>152.10</text:p>
          </table:table-cell>
          <table:table-cell office:value-type="float" office:value="4756" table:style-name="ce13">
            <text:p>4,756</text:p>
          </table:table-cell>
          <table:table-cell office:value-type="float" office:value="27919" table:style-name="ce13">
            <text:p>27,91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32114" table:style-name="ce13">
            <text:p>632,114</text:p>
          </table:table-cell>
          <table:table-cell office:value-type="float" office:value="322861" table:style-name="ce13">
            <text:p>322,861</text:p>
          </table:table-cell>
          <table:table-cell office:value-type="float" office:value="5511" table:style-name="ce13">
            <text:p>5,511</text:p>
          </table:table-cell>
          <table:table-cell office:value-type="float" office:value="3419" table:style-name="ce13">
            <text:p>3,419</text:p>
          </table:table-cell>
          <table:table-cell office:value-type="float" office:value="1244798" table:style-name="ce13">
            <text:p>1,244,798</text:p>
          </table:table-cell>
          <table:table-cell office:value-type="float" office:value="2033657" table:style-name="ce13">
            <text:p>2,033,657</text:p>
          </table:table-cell>
          <table:table-cell office:value-type="float" office:value="2919557" table:style-name="ce13">
            <text:p>2,919,557</text:p>
          </table:table-cell>
          <table:table-cell office:value-type="float" office:value="23107" table:style-name="ce13">
            <text:p>23,107</text:p>
          </table:table-cell>
          <table:table-cell office:value-type="float" office:value="0.52" table:style-name="ce14">
            <text:p>0.52</text:p>
          </table:table-cell>
          <table:table-cell office:value-type="float" office:value="0" table:style-name="ce14">
            <text:p>0.00</text:p>
          </table:table-cell>
          <table:table-cell office:value-type="float" office:value="444.18" table:style-name="ce14">
            <text:p>444.18</text:p>
          </table:table-cell>
          <table:table-cell office:value-type="float" office:value="11678" table:style-name="ce13">
            <text:p>11,678</text:p>
          </table:table-cell>
          <table:table-cell office:value-type="float" office:value="52505" table:style-name="ce13">
            <text:p>52,50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6142300" table:style-name="ce13">
            <text:p>6,142,300</text:p>
          </table:table-cell>
          <table:table-cell office:value-type="float" office:value="4120744" table:style-name="ce13">
            <text:p>4,120,744</text:p>
          </table:table-cell>
          <table:table-cell office:value-type="float" office:value="51824" table:style-name="ce13">
            <text:p>51,824</text:p>
          </table:table-cell>
          <table:table-cell office:value-type="float" office:value="28413" table:style-name="ce13">
            <text:p>28,413</text:p>
          </table:table-cell>
          <table:table-cell office:value-type="float" office:value="9681973" table:style-name="ce13">
            <text:p>9,681,973</text:p>
          </table:table-cell>
          <table:table-cell office:value-type="float" office:value="18909257" table:style-name="ce13">
            <text:p>18,909,257</text:p>
          </table:table-cell>
          <table:table-cell office:value-type="float" office:value="27555640" table:style-name="ce13">
            <text:p>27,555,640</text:p>
          </table:table-cell>
          <table:table-cell office:value-type="float" office:value="125890" table:style-name="ce13">
            <text:p>125,890</text:p>
          </table:table-cell>
          <table:table-cell office:value-type="float" office:value="0.15" table:style-name="ce14">
            <text:p>0.15</text:p>
          </table:table-cell>
          <table:table-cell office:value-type="float" office:value="0.01" table:style-name="ce14">
            <text:p>0.01</text:p>
          </table:table-cell>
          <table:table-cell office:value-type="float" office:value="934.44" table:style-name="ce14">
            <text:p>934.44</text:p>
          </table:table-cell>
          <table:table-cell office:value-type="float" office:value="16594" table:style-name="ce13">
            <text:p>16,594</text:p>
          </table:table-cell>
          <table:table-cell office:value-type="float" office:value="75882" table:style-name="ce13">
            <text:p>75,88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37009" table:style-name="ce13">
            <text:p>137,009</text:p>
          </table:table-cell>
          <table:table-cell office:value-type="float" office:value="78017" table:style-name="ce13">
            <text:p>78,017</text:p>
          </table:table-cell>
          <table:table-cell office:value-type="float" office:value="119" table:style-name="ce13">
            <text:p>119</text:p>
          </table:table-cell>
          <table:table-cell office:value-type="float" office:value="608" table:style-name="ce13">
            <text:p>608</text:p>
          </table:table-cell>
          <table:table-cell office:value-type="float" office:value="216853" table:style-name="ce13">
            <text:p>216,853</text:p>
          </table:table-cell>
          <table:table-cell office:value-type="float" office:value="60073" table:style-name="ce13">
            <text:p>60,073</text:p>
          </table:table-cell>
          <table:table-cell office:value-type="float" office:value="227102" table:style-name="ce13">
            <text:p>227,102</text:p>
          </table:table-cell>
          <table:table-cell office:value-type="float" office:value="1386" table:style-name="ce13">
            <text:p>1,386</text:p>
          </table:table-cell>
          <table:table-cell office:value-type="float" office:value="0.21" table:style-name="ce14">
            <text:p>0.21</text:p>
          </table:table-cell>
          <table:table-cell office:value-type="float" office:value="0" table:style-name="ce14">
            <text:p>0.00</text:p>
          </table:table-cell>
          <table:table-cell office:value-type="float" office:value="1028.32" table:style-name="ce14">
            <text:p>1,028.32</text:p>
          </table:table-cell>
          <table:table-cell office:value-type="float" office:value="634" table:style-name="ce13">
            <text:p>634</text:p>
          </table:table-cell>
          <table:table-cell office:value-type="float" office:value="2160" table:style-name="ce13">
            <text:p>2,16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3690" table:style-name="ce13">
            <text:p>123,690</text:p>
          </table:table-cell>
          <table:table-cell office:value-type="float" office:value="53532" table:style-name="ce13">
            <text:p>53,532</text:p>
          </table:table-cell>
          <table:table-cell office:value-type="float" office:value="386" table:style-name="ce13">
            <text:p>386</text:p>
          </table:table-cell>
          <table:table-cell office:value-type="float" office:value="428" table:style-name="ce13">
            <text:p>428</text:p>
          </table:table-cell>
          <table:table-cell office:value-type="float" office:value="177940" table:style-name="ce13">
            <text:p>177,940</text:p>
          </table:table-cell>
          <table:table-cell office:value-type="float" office:value="1094024" table:style-name="ce13">
            <text:p>1,094,024</text:p>
          </table:table-cell>
          <table:table-cell office:value-type="float" office:value="295791" table:style-name="ce13">
            <text:p>295,791</text:p>
          </table:table-cell>
          <table:table-cell office:value-type="float" office:value="291" table:style-name="ce13">
            <text:p>291</text:p>
          </table:table-cell>
          <table:table-cell office:value-type="float" office:value="0.09" table:style-name="ce14">
            <text:p>0.09</text:p>
          </table:table-cell>
          <table:table-cell office:value-type="float" office:value="0.03" table:style-name="ce14">
            <text:p>0.03</text:p>
          </table:table-cell>
          <table:table-cell office:value-type="float" office:value="320.60000000000002" table:style-name="ce14">
            <text:p>320.60</text:p>
          </table:table-cell>
          <table:table-cell office:value-type="float" office:value="3739" table:style-name="ce13">
            <text:p>3,739</text:p>
          </table:table-cell>
          <table:table-cell office:value-type="float" office:value="3739" table:style-name="ce13">
            <text:p>3,73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8070153" table:style-name="ce13">
            <text:p>8,070,153</text:p>
          </table:table-cell>
          <table:table-cell office:value-type="float" office:value="5053460" table:style-name="ce13">
            <text:p>5,053,460</text:p>
          </table:table-cell>
          <table:table-cell office:value-type="float" office:value="94611" table:style-name="ce13">
            <text:p>94,611</text:p>
          </table:table-cell>
          <table:table-cell office:value-type="float" office:value="56882" table:style-name="ce13">
            <text:p>56,882</text:p>
          </table:table-cell>
          <table:table-cell office:value-type="float" office:value="14938953" table:style-name="ce13">
            <text:p>14,938,953</text:p>
          </table:table-cell>
          <table:table-cell office:value-type="float" office:value="22357036" table:style-name="ce13">
            <text:p>22,357,036</text:p>
          </table:table-cell>
          <table:table-cell office:value-type="float" office:value="40415560" table:style-name="ce13">
            <text:p>40,415,560</text:p>
          </table:table-cell>
          <table:table-cell office:value-type="float" office:value="586271" table:style-name="ce13">
            <text:p>586,271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439.98" table:style-name="ce14">
            <text:p>439.98</text:p>
          </table:table-cell>
          <table:table-cell office:value-type="float" office:value="64728" table:style-name="ce13">
            <text:p>64,728</text:p>
          </table:table-cell>
          <table:table-cell office:value-type="float" office:value="267200" table:style-name="ce13">
            <text:p>267,20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98067" table:style-name="ce13">
            <text:p>598,067</text:p>
          </table:table-cell>
          <table:table-cell office:value-type="float" office:value="188503" table:style-name="ce13">
            <text:p>188,503</text:p>
          </table:table-cell>
          <table:table-cell office:value-type="float" office:value="1919" table:style-name="ce13">
            <text:p>1,919</text:p>
          </table:table-cell>
          <table:table-cell office:value-type="float" office:value="7289" table:style-name="ce13">
            <text:p>7,289</text:p>
          </table:table-cell>
          <table:table-cell office:value-type="float" office:value="536662" table:style-name="ce13">
            <text:p>536,662</text:p>
          </table:table-cell>
          <table:table-cell office:value-type="float" office:value="717904" table:style-name="ce13">
            <text:p>717,904</text:p>
          </table:table-cell>
          <table:table-cell office:value-type="float" office:value="727625" table:style-name="ce13">
            <text:p>727,625</text:p>
          </table:table-cell>
          <table:table-cell office:value-type="float" office:value="4968" table:style-name="ce13">
            <text:p>4,968</text:p>
          </table:table-cell>
          <table:table-cell office:value-type="float" office:value="2.2599999999999998" table:style-name="ce14">
            <text:p>2.26</text:p>
          </table:table-cell>
          <table:table-cell office:value-type="float" office:value="0.99" table:style-name="ce14">
            <text:p>0.99</text:p>
          </table:table-cell>
          <table:table-cell office:value-type="float" office:value="124.89" table:style-name="ce14">
            <text:p>124.89</text:p>
          </table:table-cell>
          <table:table-cell office:value-type="float" office:value="770" table:style-name="ce13">
            <text:p>770</text:p>
          </table:table-cell>
          <table:table-cell office:value-type="float" office:value="4027" table:style-name="ce13">
            <text:p>4,02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0770" table:style-name="ce13">
            <text:p>170,770</text:p>
          </table:table-cell>
          <table:table-cell office:value-type="float" office:value="99309" table:style-name="ce13">
            <text:p>99,309</text:p>
          </table:table-cell>
          <table:table-cell office:value-type="float" office:value="2623" table:style-name="ce13">
            <text:p>2,623</text:p>
          </table:table-cell>
          <table:table-cell office:value-type="float" office:value="2472" table:style-name="ce13">
            <text:p>2,472</text:p>
          </table:table-cell>
          <table:table-cell office:value-type="float" office:value="233196" table:style-name="ce13">
            <text:p>233,196</text:p>
          </table:table-cell>
          <table:table-cell office:value-type="float" office:value="0" table:style-name="ce13">
            <text:p>0</text:p>
          </table:table-cell>
          <table:table-cell office:value-type="float" office:value="2972033" table:style-name="ce13">
            <text:p>2,972,033</text:p>
          </table:table-cell>
          <table:table-cell office:value-type="float" office:value="528" table:style-name="ce13">
            <text:p>528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772.5" table:style-name="ce14">
            <text:p>772.50</text:p>
          </table:table-cell>
          <table:table-cell office:value-type="float" office:value="1901" table:style-name="ce13">
            <text:p>1,901</text:p>
          </table:table-cell>
          <table:table-cell office:value-type="float" office:value="10204" table:style-name="ce13">
            <text:p>10,20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53657321" table:style-name="ce13">
            <text:p>53,657,321</text:p>
          </table:table-cell>
          <table:table-cell office:value-type="float" office:value="34234701" table:style-name="ce13">
            <text:p>34,234,701</text:p>
          </table:table-cell>
          <table:table-cell office:value-type="float" office:value="475855" table:style-name="ce13">
            <text:p>475,855</text:p>
          </table:table-cell>
          <table:table-cell office:value-type="float" office:value="284009" table:style-name="ce13">
            <text:p>284,009</text:p>
          </table:table-cell>
          <table:table-cell office:value-type="float" office:value="98216036" table:style-name="ce13">
            <text:p>98,216,036</text:p>
          </table:table-cell>
          <table:table-cell office:value-type="float" office:value="143084917" table:style-name="ce13">
            <text:p>143,084,917</text:p>
          </table:table-cell>
          <table:table-cell office:value-type="float" office:value="258008864" table:style-name="ce13">
            <text:p>258,008,864</text:p>
          </table:table-cell>
          <table:table-cell office:value-type="float" office:value="1704893" table:style-name="ce13">
            <text:p>1,704,893</text:p>
          </table:table-cell>
          <table:table-cell office:value-type="float" office:value="0.18613298526928621" table:style-name="ce14">
            <text:p>0.19</text:p>
          </table:table-cell>
          <table:table-cell office:value-type="float" office:value="0.02" table:style-name="ce14">
            <text:p>0.02</text:p>
          </table:table-cell>
          <table:table-cell office:value-type="float" office:value="526.31549129554992" table:style-name="ce14">
            <text:p>526.32</text:p>
          </table:table-cell>
          <table:table-cell office:value-type="float" office:value="301600" table:style-name="ce13">
            <text:p>301,600</text:p>
          </table:table-cell>
          <table:table-cell office:value-type="float" office:value="1343598" table:style-name="ce13">
            <text:p>1,343,598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4" table:style-name="ro6">
          <table:table-cell table:number-columns-repeated="16384" table:style-name="ce15"/>
        </table:table-row>
        <table:table-row table:number-rows-repeated="1048518" table:style-name="ro2">
          <table:table-cell table:number-columns-repeated="16384"/>
        </table:table-row>
        <table:named-expressions>
          <table:named-range table:name="外部資料_1" table:cell-range-address="11105.$A$1:11105.$N$23" table:base-cell-address="11105.$A$1"/>
          <table:named-range table:name="外部資料_10" table:cell-range-address="11105.$A$1:11105.$N$23" table:base-cell-address="11105.$A$1"/>
          <table:named-range table:name="外部資料_11" table:cell-range-address="11105.$A$1:11105.$N$23" table:base-cell-address="11105.$A$1"/>
          <table:named-range table:name="外部資料_12" table:cell-range-address="11105.$A$1:11105.$N$23" table:base-cell-address="11105.$A$1"/>
          <table:named-range table:name="外部資料_13" table:cell-range-address="11105.$A$1:11105.$N$23" table:base-cell-address="11105.$A$1"/>
          <table:named-range table:name="外部資料_14" table:cell-range-address="11105.$A$1:11105.$N$23" table:base-cell-address="11105.$A$1"/>
          <table:named-range table:name="外部資料_15" table:cell-range-address="11105.$A$1:11105.$N$23" table:base-cell-address="11105.$A$1"/>
          <table:named-range table:name="外部資料_16" table:cell-range-address="11105.$A$1:11105.$N$23" table:base-cell-address="11105.$A$1"/>
          <table:named-range table:name="外部資料_17" table:cell-range-address="11105.$A$1:11105.$N$23" table:base-cell-address="11105.$A$1"/>
          <table:named-range table:name="外部資料_18" table:cell-range-address="11105.$A$1:11105.$N$23" table:base-cell-address="11105.$A$1"/>
          <table:named-range table:name="外部資料_19" table:cell-range-address="11105.$A$1:11105.$N$23" table:base-cell-address="11105.$A$1"/>
          <table:named-range table:name="外部資料_2" table:cell-range-address="11105.$A$1:11105.$N$23" table:base-cell-address="11105.$A$1"/>
          <table:named-range table:name="外部資料_20" table:cell-range-address="11105.$A$1:11105.$N$23" table:base-cell-address="11105.$A$1"/>
          <table:named-range table:name="外部資料_21" table:cell-range-address="11105.$A$1:11105.$N$23" table:base-cell-address="11105.$A$1"/>
          <table:named-range table:name="外部資料_22" table:cell-range-address="11105.$A$1:11105.$N$23" table:base-cell-address="11105.$A$1"/>
          <table:named-range table:name="外部資料_23" table:cell-range-address="11105.$A$1:11105.$N$23" table:base-cell-address="11105.$A$1"/>
          <table:named-range table:name="外部資料_24" table:cell-range-address="11105.$A$1:11105.$N$23" table:base-cell-address="11105.$A$1"/>
          <table:named-range table:name="外部資料_25" table:cell-range-address="11105.$A$1:11105.$N$23" table:base-cell-address="11105.$A$1"/>
          <table:named-range table:name="外部資料_26" table:cell-range-address="11105.$A$1:11105.$N$23" table:base-cell-address="11105.$A$1"/>
          <table:named-range table:name="外部資料_27" table:cell-range-address="11105.$A$1:11105.$N$23" table:base-cell-address="11105.$A$1"/>
          <table:named-range table:name="外部資料_28" table:cell-range-address="11105.$A$1:11105.$N$23" table:base-cell-address="11105.$A$1"/>
          <table:named-range table:name="外部資料_29" table:cell-range-address="11105.$A$1:11105.$N$23" table:base-cell-address="11105.$A$1"/>
          <table:named-range table:name="外部資料_3" table:cell-range-address="11105.$A$1:11105.$N$23" table:base-cell-address="11105.$A$1"/>
          <table:named-range table:name="外部資料_30" table:cell-range-address="11105.$A$1:11105.$N$23" table:base-cell-address="11105.$A$1"/>
          <table:named-range table:name="外部資料_31" table:cell-range-address="11105.$A$1:11105.$N$23" table:base-cell-address="11105.$A$1"/>
          <table:named-range table:name="外部資料_32" table:cell-range-address="11105.$A$1:11105.$N$23" table:base-cell-address="11105.$A$1"/>
          <table:named-range table:name="外部資料_33" table:cell-range-address="11105.$A$1:11105.$N$23" table:base-cell-address="11105.$A$1"/>
          <table:named-range table:name="外部資料_34" table:cell-range-address="11105.$A$1:11105.$N$23" table:base-cell-address="11105.$A$1"/>
          <table:named-range table:name="外部資料_35" table:cell-range-address="11105.$A$1:11105.$N$23" table:base-cell-address="11105.$A$1"/>
          <table:named-range table:name="外部資料_36" table:cell-range-address="11105.$A$1:11105.$N$23" table:base-cell-address="11105.$A$1"/>
          <table:named-range table:name="外部資料_37" table:cell-range-address="11105.$A$1:11105.$N$23" table:base-cell-address="11105.$A$1"/>
          <table:named-range table:name="外部資料_38" table:cell-range-address="11105.$A$1:11105.$N$23" table:base-cell-address="11105.$A$1"/>
          <table:named-range table:name="外部資料_39" table:cell-range-address="11105.$A$1:11105.$N$23" table:base-cell-address="11105.$A$1"/>
          <table:named-range table:name="外部資料_4" table:cell-range-address="11105.$A$1:11105.$N$23" table:base-cell-address="11105.$A$1"/>
          <table:named-range table:name="外部資料_40" table:cell-range-address="11105.$A$1:11105.$N$23" table:base-cell-address="11105.$A$1"/>
          <table:named-range table:name="外部資料_41" table:cell-range-address="11105.$A$1:11105.$N$23" table:base-cell-address="11105.$A$1"/>
          <table:named-range table:name="外部資料_42" table:cell-range-address="11105.$A$1:11105.$N$23" table:base-cell-address="11105.$A$1"/>
          <table:named-range table:name="外部資料_43" table:cell-range-address="11105.$A$1:11105.$N$23" table:base-cell-address="11105.$A$1"/>
          <table:named-range table:name="外部資料_44" table:cell-range-address="11105.$A$1:11105.$N$23" table:base-cell-address="11105.$A$1"/>
          <table:named-range table:name="外部資料_45" table:cell-range-address="11105.$A$1:11105.$N$23" table:base-cell-address="11105.$A$1"/>
          <table:named-range table:name="外部資料_46" table:cell-range-address="11105.$A$1:11105.$N$23" table:base-cell-address="11105.$A$1"/>
          <table:named-range table:name="外部資料_47" table:cell-range-address="11105.$A$1:11105.$N$23" table:base-cell-address="11105.$A$1"/>
          <table:named-range table:name="外部資料_48" table:cell-range-address="11105.$A$1:11105.$N$23" table:base-cell-address="11105.$A$1"/>
          <table:named-range table:name="外部資料_49" table:cell-range-address="11105.$A$1:11105.$N$23" table:base-cell-address="11105.$A$1"/>
          <table:named-range table:name="外部資料_5" table:cell-range-address="11105.$A$1:11105.$N$23" table:base-cell-address="11105.$A$1"/>
          <table:named-range table:name="外部資料_50" table:cell-range-address="11105.$A$1:11105.$N$23" table:base-cell-address="11105.$A$1"/>
          <table:named-range table:name="外部資料_51" table:cell-range-address="11105.$A$1:11105.$N$23" table:base-cell-address="11105.$A$1"/>
          <table:named-range table:name="外部資料_52" table:cell-range-address="11105.$A$1:11105.$N$23" table:base-cell-address="11105.$A$1"/>
          <table:named-range table:name="外部資料_53" table:cell-range-address="11105.$A$1:11105.$N$23" table:base-cell-address="11105.$A$1"/>
          <table:named-range table:name="外部資料_54" table:cell-range-address="11105.$A$1:11105.$N$23" table:base-cell-address="11105.$A$1"/>
          <table:named-range table:name="外部資料_55" table:cell-range-address="11105.$A$1:11105.$N$23" table:base-cell-address="11105.$A$1"/>
          <table:named-range table:name="外部資料_56" table:cell-range-address="11105.$A$1:11105.$N$23" table:base-cell-address="11105.$A$1"/>
          <table:named-range table:name="外部資料_57" table:cell-range-address="11105.$A$1:11105.$N$23" table:base-cell-address="11105.$A$1"/>
          <table:named-range table:name="外部資料_58" table:cell-range-address="11105.$A$1:11105.$N$23" table:base-cell-address="11105.$A$1"/>
          <table:named-range table:name="外部資料_59" table:cell-range-address="11105.$A$1:11105.$N$23" table:base-cell-address="11105.$A$1"/>
          <table:named-range table:name="外部資料_6" table:cell-range-address="11105.$A$1:11105.$N$23" table:base-cell-address="11105.$A$1"/>
          <table:named-range table:name="外部資料_60" table:cell-range-address="11105.$A$1:11105.$N$23" table:base-cell-address="11105.$A$1"/>
          <table:named-range table:name="外部資料_61" table:cell-range-address="11105.$A$1:11105.$N$23" table:base-cell-address="11105.$A$1"/>
          <table:named-range table:name="外部資料_62" table:cell-range-address="11105.$A$1:11105.$N$23" table:base-cell-address="11105.$A$1"/>
          <table:named-range table:name="外部資料_63" table:cell-range-address="11105.$A$1:11105.$N$23" table:base-cell-address="11105.$A$1"/>
          <table:named-range table:name="外部資料_64" table:cell-range-address="11105.$A$1:11105.$N$23" table:base-cell-address="11105.$A$1"/>
          <table:named-range table:name="外部資料_65" table:cell-range-address="11105.$A$1:11105.$N$23" table:base-cell-address="11105.$A$1"/>
          <table:named-range table:name="外部資料_66" table:cell-range-address="11105.$A$1:11105.$N$23" table:base-cell-address="11105.$A$1"/>
          <table:named-range table:name="外部資料_67" table:cell-range-address="11105.$A$1:11105.$N$23" table:base-cell-address="11105.$A$1"/>
          <table:named-range table:name="外部資料_68" table:cell-range-address="11105.$A$1:11105.$N$23" table:base-cell-address="11105.$A$1"/>
          <table:named-range table:name="外部資料_69" table:cell-range-address="11105.$A$1:11105.$N$23" table:base-cell-address="11105.$A$1"/>
          <table:named-range table:name="外部資料_7" table:cell-range-address="11105.$A$1:11105.$N$23" table:base-cell-address="11105.$A$1"/>
          <table:named-range table:name="外部資料_70" table:cell-range-address="11105.$A$1:11105.$N$23" table:base-cell-address="11105.$A$1"/>
          <table:named-range table:name="外部資料_71" table:cell-range-address="11105.$A$1:11105.$N$23" table:base-cell-address="11105.$A$1"/>
          <table:named-range table:name="外部資料_72" table:cell-range-address="11105.$A$1:11105.$N$23" table:base-cell-address="11105.$A$1"/>
          <table:named-range table:name="外部資料_73" table:cell-range-address="11105.$A$1:11105.$N$23" table:base-cell-address="11105.$A$1"/>
          <table:named-range table:name="外部資料_74" table:cell-range-address="11105.$A$1:11105.$N$23" table:base-cell-address="11105.$A$1"/>
          <table:named-range table:name="外部資料_75" table:cell-range-address="11105.$A$1:11105.$N$23" table:base-cell-address="11105.$A$1"/>
          <table:named-range table:name="外部資料_76" table:cell-range-address="11105.$A$1:11105.$N$23" table:base-cell-address="11105.$A$1"/>
          <table:named-range table:name="外部資料_77" table:cell-range-address="11105.$A$1:11105.$N$23" table:base-cell-address="11105.$A$1"/>
          <table:named-range table:name="外部資料_78" table:cell-range-address="11105.$A$1:11105.$N$23" table:base-cell-address="11105.$A$1"/>
          <table:named-range table:name="外部資料_79" table:cell-range-address="11105.$A$1:11105.$N$23" table:base-cell-address="11105.$A$1"/>
          <table:named-range table:name="外部資料_8" table:cell-range-address="11105.$A$1:11105.$N$23" table:base-cell-address="11105.$A$1"/>
          <table:named-range table:name="外部資料_80" table:cell-range-address="11105.$A$1:11105.$N$23" table:base-cell-address="11105.$A$1"/>
          <table:named-range table:name="外部資料_81" table:cell-range-address="11105.$A$1:11105.$N$23" table:base-cell-address="11105.$A$1"/>
          <table:named-range table:name="外部資料_82" table:cell-range-address="11105.$A$1:11105.$N$23" table:base-cell-address="11105.$A$1"/>
          <table:named-range table:name="外部資料_9" table:cell-range-address="11105.$A$1:11105.$N$23" table:base-cell-address="1110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2-06-28T06:54:34Z</meta:creation-date>
    <dc:date>2022-06-28T06:54:36Z</dc:date>
    <meta:print-date>2022-06-28T06:54:35Z</meta:print-date>
  </office:meta>
</office:document-meta>
</file>